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72caf" officeooo:paragraph-rsid="00072caf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72caf"/>
    </style:style>
    <style:style style:name="P3" style:family="paragraph" style:parent-style-name="Standard">
      <style:text-properties officeooo:paragraph-rsid="00072caf"/>
    </style:style>
    <style:style style:name="P4" style:family="paragraph" style:parent-style-name="Standard">
      <style:text-properties officeooo:rsid="00084760" officeooo:paragraph-rsid="00084760"/>
    </style:style>
    <style:style style:name="T1" style:family="text">
      <style:text-properties officeooo:rsid="00072c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union applications </text:p>
      <text:p text:style-name="Standard"/>
      <text:p text:style-name="Standard"/>
      <text:p text:style-name="P2"><text:span text:style-name="T1">1.</text:span> <text:span text:style-name="T1">H</text:span>ardware input/output access</text:p>
      <text:p text:style-name="P2"><text:span text:style-name="T1">2.</text:span>bitfield and word sharing, or type punning</text:p>
      <text:p text:style-name="P2"><text:span text:style-name="T1">3.</text:span> provide low-level polymorphism</text:p>
      <text:p text:style-name="P4">4. To store details of books in library</text:p>
      <text:p text:style-name="P4">5.To store provision details in shop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08:39:13.838591222</meta:creation-date>
    <dc:date>2021-06-27T10:55:04.929756361</dc:date>
    <meta:editing-duration>PT2H3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31" meta:character-count="202" meta:non-whitespace-character-count="176"/>
  </office:meta>
</office:document-meta>
</file>